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st (12:1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ntest (12:1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ace (1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ole model (12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ole model (12:2-3)<text:s text:c="1"/></text:span><text:span text:style-name="a457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o he is (1 2:2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did (12:2b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Why he did it (12:2c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Where he is now (12:2d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Contest (12:1-4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race (12: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role model (12:2-3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reassurance (12:4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Hebrews 1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Contest (12:1-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Chastening (12:5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-title-Title-Slide" presentation:presentation-page-layout-name="Master1-PPL1" draw:id="Slide-261">
        <draw:frame draw:id="id93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Chastening (12:5-13):<text:s text:c="1"/></text:span><text:span text:style-name="a511" text:class-names=""/></text:p>
          </draw:text-box>
          <svg:title/>
          <svg:desc/>
        </draw:frame>
        <draw:frame draw:id="id94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relationship (12:7b-10)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relationship (12:7b-10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isciplinarian (12:9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disciplined (12:7b-8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hastening (12:5-13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relationship (12:7b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eminder (12:5a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reaction (12:5b-5c, 7a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reaction (12:5b-5c, 7a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Negative reactions (12:5b-5c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Negative reactions (12:5b-5c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"Don't ignore it when the Lord disciplines you" (12:5b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"Don't be discouraged when he corrects you" (12:5c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action (12:5b-5c, 7a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Negative reactions (12:5b-5c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Positive reaction (12:7a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Chastening (12:5-13):<text:s text:c="1"/></text:span><text:span text:style-name="a594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lationship (12:7b-10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12:5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5b-5c, 7a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ons (12:6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The reasons (12:6)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o prove we are his children (12:6b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o prove his love (12:6a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Chastening (12:5-13):<text:s text:c="1"/></text:span><text:span text:style-name="a630" text:class-names=""/></text:p>
          </draw:text-box>
          <svg:title/>
          <svg:desc/>
        </draw:frame>
        <draw:frame draw:id="id110" presentation:style-name="a651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lationship (12:7b-10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minder (12:5a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action (12:5b-5c, 7a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asons (12:6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wards (12:11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5" draw:style-name="a652" draw:master-page-name="Master1-Layout12-tx-Title-and-Text" presentation:presentation-page-layout-name="Master1-PPL12" draw:id="Slide-270">
        <draw:frame draw:id="id111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The rewards (12:11)<text:s text:c="1"/></text:span><text:span text:style-name="a654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Discipline produces righteousness (12:11 b).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Discipline produces peace (12:11a).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Chastening (12:5-13):<text:s text:c="1"/></text:span><text:span text:style-name="a669" text:class-names=""/></text:p>
          </draw:text-box>
          <svg:title/>
          <svg:desc/>
        </draw:frame>
        <draw:frame draw:id="id114" presentation:style-name="a693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relationship (12:7b-1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minder (12:5a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action (12:5b-5c, 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reasons (12:6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ewards (12:11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renewal (12:12-1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7" draw:style-name="a694" draw:master-page-name="Master1-Layout12-tx-Title-and-Text" presentation:presentation-page-layout-name="Master1-PPL12" draw:id="Slide-272">
        <draw:frame draw:id="id115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renewal (12:12-13)<text:s text:c="1"/></text:span><text:span text:style-name="a696" text:class-names=""/></text:p>
          </draw:text-box>
          <svg:title/>
          <svg:desc/>
        </draw:frame>
        <draw:frame draw:id="id116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"Take a new grip with your tired hands and stand firm on your shaky legs" (12: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"Mark out a straight path for your feet" (12:13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8" draw:style-name="a709" draw:master-page-name="Master1-Layout12-tx-Title-and-Text" presentation:presentation-page-layout-name="Master1-PPL12" draw:id="Slide-273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The Chastening (12:5-13):<text:s text:c="1"/></text:span><text:span text:style-name="a711" text:class-names=""/></text:p>
          </draw:text-box>
          <svg:title/>
          <svg:desc/>
        </draw:frame>
        <draw:frame draw:id="id118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The relationship (12:7b-10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minder (12:5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action (12:5b-5c, 7a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s (12: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wards (12:1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renewal (12:12-13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9" draw:style-name="a736" draw:master-page-name="Master1-Layout12-tx-Title-and-Text" presentation:presentation-page-layout-name="Master1-PPL12" draw:id="Slide-274">
        <draw:frame draw:id="id119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Hebrews 12<text:s text:c="1"/></text:span><text:span text:style-name="a738" text:class-names=""/></text:p>
          </draw:text-box>
          <svg:title/>
          <svg:desc/>
        </draw:frame>
        <draw:frame draw:id="id120" presentation:style-name="a753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The Contest (12:1-4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Chastening (12:5-1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Challenges (12:14-1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0" draw:style-name="a754" draw:master-page-name="Master1-Layout1-title-Title-Slide" presentation:presentation-page-layout-name="Master1-PPL1" draw:id="Slide-275">
        <draw:frame draw:id="id121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The Challenges (12:14-17)<text:s text:c="1"/></text:span><text:span text:style-name="a756" text:class-names=""/></text:p>
          </draw:text-box>
          <svg:title/>
          <svg:desc/>
        </draw:frame>
        <draw:frame draw:id="id122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author's exhortation (12:14-15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21" draw:style-name="a764" draw:master-page-name="Master1-Layout12-tx-Title-and-Text" presentation:presentation-page-layout-name="Master1-PPL12" draw:id="Slide-276">
        <draw:frame draw:id="id123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author's exhortation (12:14-15)<text:s text:c="1"/></text:span><text:span text:style-name="a766" text:class-names=""/></text:p>
          </draw:text-box>
          <svg:title/>
          <svg:desc/>
        </draw:frame>
        <draw:frame draw:id="id124" presentation:style-name="a781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"Try to live in peace with everyone" (12:14a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"Seek to live a clean and holy life" (12:14b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"Watch out that no bitter root of unbelief rises up among you" (12:1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2" draw:style-name="a782" draw:master-page-name="Master1-Layout12-tx-Title-and-Text" presentation:presentation-page-layout-name="Master1-PPL12" draw:id="Slide-277">
        <draw:frame draw:id="id125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allenges (12:14-17)<text:s text:c="1"/></text:span><text:span text:style-name="a784" text:class-names=""/></text:p>
          </draw:text-box>
          <svg:title/>
          <svg:desc/>
        </draw:frame>
        <draw:frame draw:id="id126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author's exhortation (12:14-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author's example (12:16-17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3" draw:style-name="a797" draw:master-page-name="Master1-Layout12-tx-Title-and-Text" presentation:presentation-page-layout-name="Master1-PPL12" draw:id="Slide-278">
        <draw:frame draw:id="id127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author's example (12:16-17):<text:s text:c="1"/></text:span><text:span text:style-name="a799" text:class-names=""/></text:p>
          </draw:text-box>
          <svg:title/>
          <svg:desc/>
        </draw:frame>
        <draw:frame draw:id="id128" presentation:style-name="a814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He was immoral (12:16a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He was godless (12:16b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He despised his birthright (12:16c-17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4" draw:style-name="a815" draw:master-page-name="Master1-Layout12-tx-Title-and-Text" presentation:presentation-page-layout-name="Master1-PPL12" draw:id="Slide-279">
        <draw:frame draw:id="id129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The Challenges (12:14-17)<text:s text:c="1"/></text:span><text:span text:style-name="a817" text:class-names=""/></text:p>
          </draw:text-box>
          <svg:title/>
          <svg:desc/>
        </draw:frame>
        <draw:frame draw:id="id130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The author's exhortation (12:14-1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author's example (12:16-17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5" draw:style-name="a830" draw:master-page-name="Master1-Layout12-tx-Title-and-Text" presentation:presentation-page-layout-name="Master1-PPL12" draw:id="Slide-280">
        <draw:frame draw:id="id131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Hebrews 12<text:s text:c="1"/></text:span><text:span text:style-name="a832" text:class-names=""/></text:p>
          </draw:text-box>
          <svg:title/>
          <svg:desc/>
        </draw:frame>
        <draw:frame draw:id="id132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The Contest (12:1-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hastening (12:5-13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Challenges (12:14-17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Contrasts (12:18-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6" draw:style-name="a851" draw:master-page-name="Master1-Layout1-title-Title-Slide" presentation:presentation-page-layout-name="Master1-PPL1" draw:id="Slide-281">
        <draw:frame draw:id="id133" presentation:style-name="a855" draw:name="Title 1" svg:x="1.38in" svg:y="0.83in" svg:width="10.3in" svg:height="4.42in" presentation:class="title" presentation:placeholder="false">
          <draw:text-box>
            <text:p text:style-name="a854" text:class-names="" text:cond-style-name=""><text:span text:style-name="a852" text:class-names="">The Contrasts (12:18-24):<text:s text:c="1"/></text:span><text:span text:style-name="a853" text:class-names=""/></text:p>
          </draw:text-box>
          <svg:title/>
          <svg:desc/>
        </draw:frame>
        <draw:frame draw:id="id134" presentation:style-name="a860" draw:name="Subtitle 2" svg:x="1.38in" svg:y="5.25in" svg:width="10.3in" svg:height="1.85in" presentation:class="subtitle" presentation:placeholder="false">
          <draw:text-box>
            <text:p text:style-name="a857" text:class-names="" text:cond-style-name=""><text:span text:style-name="a856" text:class-names=""><text:s text:c="1"/>Mount Sinai (12:18-21)<text:s text:c="1"/></text:span></text:p>
            <text:p text:style-name="a859" text:class-names="" text:cond-style-name=""><text:span text:style-name="a858" text:class-names=""/></text:p>
          </draw:text-box>
          <svg:title/>
          <svg:desc/>
        </draw:frame>
      </draw:page>
      <draw:page draw:name="Slide27" draw:style-name="a861" draw:master-page-name="Master1-Layout12-tx-Title-and-Text" presentation:presentation-page-layout-name="Master1-PPL12" draw:id="Slide-282">
        <draw:frame draw:id="id13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Mount Sinai (12:18-21)<text:s text:c="1"/></text:span><text:span text:style-name="a863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person (12:21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principle (12:18-20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8" draw:style-name="a876" draw:master-page-name="Master1-Layout12-tx-Title-and-Text" presentation:presentation-page-layout-name="Master1-PPL12" draw:id="Slide-283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Contrasts (12:18-24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Mount Sinai (12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Mount Zion (12:22-24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Mount Zion (12:22-24)<text:s text:c="1"/></text:span><text:span text:style-name="a893" text:class-names=""/></text:p>
          </draw:text-box>
          <svg:title/>
          <svg:desc/>
        </draw:frame>
        <draw:frame draw:id="id140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erson (12:24a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inciple (12:22-23, 24b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0" draw:style-name="a906" draw:master-page-name="Master1-Layout12-tx-Title-and-Text" presentation:presentation-page-layout-name="Master1-PPL12" draw:id="Slide-285">
        <draw:frame draw:id="id141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The Contrasts (12:18-24):<text:s text:c="1"/></text:span><text:span text:style-name="a908" text:class-names=""/></text:p>
          </draw:text-box>
          <svg:title/>
          <svg:desc/>
        </draw:frame>
        <draw:frame draw:id="id142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Mount Sinai (12:18-21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Mount Zion (12:22-2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1" draw:style-name="a921" draw:master-page-name="Master1-Layout12-tx-Title-and-Text" presentation:presentation-page-layout-name="Master1-PPL12" draw:id="Slide-286">
        <draw:frame draw:id="id143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Hebrews 12<text:s text:c="1"/></text:span><text:span text:style-name="a923" text:class-names=""/></text:p>
          </draw:text-box>
          <svg:title/>
          <svg:desc/>
        </draw:frame>
        <draw:frame draw:id="id144" presentation:style-name="a947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The Contest (12:1-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The Chastening (12:5-13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Challenges (12:14-17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The Contrasts (12:18-24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The Caution (12:25-27):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The Consuming Fire (12:28-29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32" draw:style-name="a948" draw:master-page-name="Master1-Layout12-tx-Title-and-Text" presentation:presentation-page-layout-name="Master1-PPL12" draw:id="Slide-287">
        <draw:frame draw:id="id145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The Consuming Fire (12:28-29)<text:s text:c="1"/></text:span><text:span text:style-name="a950" text:class-names=""/></text:p>
          </draw:text-box>
          <svg:title/>
          <svg:desc/>
        </draw:frame>
        <draw:frame draw:id="id146" presentation:style-name="a962" draw:name="Text Placeholder 2" svg:x="1.38in" svg:y="2in" svg:width="9.4in" svg:height="4.75868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<text:s text:c="1"/>Our God is a coming King (12:28).<text:s text:c="1"/>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Our God is a consuming fire (12:29).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</draw:text-box>
          <svg:title/>
          <svg:desc/>
        </draw:frame>
      </draw:page>
      <draw:page draw:name="Slide33" draw:style-name="a963" draw:master-page-name="Master1-Layout12-tx-Title-and-Text" presentation:presentation-page-layout-name="Master1-PPL12" draw:id="Slide-288">
        <draw:frame draw:id="id147" presentation:style-name="a967" draw:name="Title 1" svg:x="1.38in" svg:y="0.4in" svg:width="10.6in" svg:height="1.44965in" presentation:class="title" presentation:placeholder="false">
          <draw:text-box>
            <text:p text:style-name="a966" text:class-names="" text:cond-style-name=""><text:span text:style-name="a964" text:class-names="">Hebrews 12<text:s text:c="1"/></text:span><text:span text:style-name="a965" text:class-names=""/></text:p>
          </draw:text-box>
          <svg:title/>
          <svg:desc/>
        </draw:frame>
        <draw:frame draw:id="id148" presentation:style-name="a989" draw:name="Text Placeholder 2" svg:x="1.38in" svg:y="2in" svg:width="9.4in" svg:height="4.75868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The Contest (12:1-4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The Chastening (12:5-13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The Challenges (12:14-17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The Contrasts (12:18-24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The Caution (12:25-27):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The Consuming Fire (12:28-29)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2 </dc:title>
    <meta:initial-creator>David STRICKLAND</meta:initial-creator>
    <dc:creator>David STRICKLAND</dc:creator>
    <meta:creation-date>2020-02-22T19:27:53Z</meta:creation-date>
    <dc:date>2020-02-22T19:27:53Z</dc:date>
    <meta:template xlink:href="BibleStudy" xlink:type="simple"/>
    <meta:editing-cycles>1</meta:editing-cycles>
    <meta:editing-duration>PT0S</meta:editing-duration>
    <meta:document-statistic meta:paragraph-count="124" meta:word-count="805"/>
  </office:meta>
</office:document-meta>
</file>